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1f9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For github - </text:span>ghp_MtLHN6ZmDBLfT47fVOkKw0Y4Z4PDba3Qh1L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21:30:52.808101291</meta:creation-date>
    <dc:date>2023-03-09T21:31:16.811897491</dc:date>
    <meta:editing-duration>PT24S</meta:editing-duration>
    <meta:editing-cycles>1</meta:editing-cycles>
    <meta:document-statistic meta:table-count="0" meta:image-count="0" meta:object-count="0" meta:page-count="1" meta:paragraph-count="1" meta:word-count="4" meta:character-count="53" meta:non-whitespace-character-count="50"/>
    <meta:generator>LibreOffice/7.3.7.2$Linux_X86_64 LibreOffice_project/30$Build-2</meta:generator>
  </office:meta>
</office:document-meta>
</file>